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 style:data-style-name="N107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2cm" svg:height="0.474cm" svg:x="2.357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1.407cm" svg:y="9.98cm">
            <draw:object draw:notify-on-update-of-ranges="Sheet1.C2:Sheet1.C7 Sheet1.D1:Sheet1.D1 Sheet1.D2:Sheet1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1" svg:width="15.999cm" svg:height="8.999cm" svg:x="23.693cm" svg:y="0cm">
            <draw:object draw:notify-on-update-of-ranges="Sheet1.C2:Sheet1.C13 Sheet1.D1:Sheet1.D1 Sheet1.D2:Sheet1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<text:span text:style-name="T1">∆</text:span>R = Ri — Rj</text:p>
          </table:table-cell>
          <table:table-cell table:style-name="ce5" office:value-type="string" calcext:value-type="string">
            <text:p><text:span text:style-name="T1">∆</text:span>P = Pi - Pj</text:p>
          </table:table-cell>
          <table:table-cell table:style-name="ce5" office:value-type="string" calcext:value-type="string">
            <text:p>γ=∆R/∆P</text:p>
          </table:table-cell>
          <table:table-cell table:style-name="ce5" office:value-type="string" calcext:value-type="string">
            <text:p>(γ-&lt;γ&gt;)</text:p>
          </table:table-cell>
          <table:table-cell table:style-name="ce5" office:value-type="string" calcext:value-type="string">
            <text:p>(γ-&lt;γ&gt;)^2</text:p>
          </table:table-cell>
          <table:table-cell table:number-columns-repeated="1012"/>
        </table:table-row>
        <table:table-row table:style-name="ro1">
          <table:table-cell table:style-name="ce6" office:value-type="float" office:value="0.31" calcext:value-type="float">
            <text:p>0,31</text:p>
          </table:table-cell>
          <table:table-cell table:style-name="ce12" office:value-type="float" office:value="1.4988" calcext:value-type="float">
            <text:p>1,4988</text:p>
          </table:table-cell>
          <table:table-cell table:style-name="ce16" table:formula="of:=[.B2]*[.A2]" office:value-type="float" office:value="0.464628" calcext:value-type="float">
            <text:p>0,46463</text:p>
          </table:table-cell>
          <table:table-cell table:style-name="ce16" table:formula="of:=[.B2]/[.A2]" office:value-type="float" office:value="4.83483870967742" calcext:value-type="float">
            <text:p>4,8348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6" table:formula="of:=[.D2]-[.D5]" office:value-type="float" office:value="-0.155325224748809" calcext:value-type="float">
            <text:p>-0,15533</text:p>
          </table:table-cell>
          <table:table-cell table:style-name="ce16" table:formula="of:=[.C2]-[.C5]" office:value-type="float" office:value="-1.392212" calcext:value-type="float">
            <text:p>-1,39221</text:p>
          </table:table-cell>
          <table:table-cell table:style-name="ce16" table:formula="of:=[.H2]/[.I2]" office:value-type="float" office:value="0.111567221622001" calcext:value-type="float">
            <text:p>0,11157</text:p>
          </table:table-cell>
          <table:table-cell table:style-name="ce16" table:formula="of:=[.J2]-[.$K$6]" office:value-type="float" office:value="0.0103416132613155" calcext:value-type="float">
            <text:p>0,01034</text:p>
          </table:table-cell>
          <table:table-cell table:style-name="ce16" table:formula="of:=[.K2]^2" office:value-type="float" office:value="0.000106948964846616" calcext:value-type="float">
            <text:p>0,00011</text:p>
          </table:table-cell>
          <table:table-cell table:number-columns-repeated="1012"/>
        </table:table-row>
        <table:table-row table:style-name="ro1">
          <table:table-cell table:style-name="ce6" office:value-type="float" office:value="0.41" calcext:value-type="float">
            <text:p>0,41</text:p>
          </table:table-cell>
          <table:table-cell table:style-name="ce12" office:value-type="float" office:value="1.997" calcext:value-type="float">
            <text:p>1,9970</text:p>
          </table:table-cell>
          <table:table-cell table:style-name="ce16" table:formula="of:=[.B3]*[.A3]" office:value-type="float" office:value="0.81877" calcext:value-type="float">
            <text:p>0,81877</text:p>
          </table:table-cell>
          <table:table-cell table:style-name="ce16" table:formula="of:=[.B3]/[.A3]" office:value-type="float" office:value="4.87073170731707" calcext:value-type="float">
            <text:p>4,8707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6" table:formula="of:=[.D3]-[.D6]" office:value-type="float" office:value="-0.18419787014772" calcext:value-type="float">
            <text:p>-0,18420</text:p>
          </table:table-cell>
          <table:table-cell table:style-name="ce16" table:formula="of:=[.C3]-[.C6]" office:value-type="float" office:value="-1.72942" calcext:value-type="float">
            <text:p>-1,72942</text:p>
          </table:table-cell>
          <table:table-cell table:style-name="ce16" table:formula="of:=[.H3]/[.I3]" office:value-type="float" office:value="0.106508465351228" calcext:value-type="float">
            <text:p>0,10651</text:p>
          </table:table-cell>
          <table:table-cell table:style-name="ce16" table:formula="of:=[.J3]-[.$K$6]" office:value-type="float" office:value="0.00528285699054246" calcext:value-type="float">
            <text:p>0,00528</text:p>
          </table:table-cell>
          <table:table-cell table:style-name="ce16" table:formula="of:=[.K3]^2" office:value-type="float" office:value="0.0000279085779825233" calcext:value-type="float">
            <text:p>0,00003</text:p>
          </table:table-cell>
          <table:table-cell table:number-columns-repeated="1012"/>
        </table:table-row>
        <table:table-row table:style-name="ro1">
          <table:table-cell table:style-name="ce6" office:value-type="float" office:value="0.51" calcext:value-type="float">
            <text:p>0,51</text:p>
          </table:table-cell>
          <table:table-cell table:style-name="ce12" office:value-type="float" office:value="2.509" calcext:value-type="float">
            <text:p>2,5090</text:p>
          </table:table-cell>
          <table:table-cell table:style-name="ce16" table:formula="of:=[.B4]*[.A4]" office:value-type="float" office:value="1.27959" calcext:value-type="float">
            <text:p>1,27959</text:p>
          </table:table-cell>
          <table:table-cell table:style-name="ce16" table:formula="of:=[.B4]/[.A4]" office:value-type="float" office:value="4.91960784313725" calcext:value-type="float">
            <text:p>4,9196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16" table:formula="of:=[.D4]-[.D7]" office:value-type="float" office:value="-0.17668845315905" calcext:value-type="float">
            <text:p>-0,17669</text:p>
          </table:table-cell>
          <table:table-cell table:style-name="ce16" table:formula="of:=[.C4]-[.C7]" office:value-type="float" office:value="-2.06409" calcext:value-type="float">
            <text:p>-2,06409</text:p>
          </table:table-cell>
          <table:table-cell table:style-name="ce16" table:formula="of:=[.H4]/[.I4]" office:value-type="float" office:value="0.0856011381088276" calcext:value-type="float">
            <text:p>0,08560</text:p>
          </table:table-cell>
          <table:table-cell table:style-name="ce16" table:formula="of:=[.J4]-[.$K$6]" office:value-type="float" office:value="-0.0156244702518579" calcext:value-type="float">
            <text:p>-0,01562</text:p>
          </table:table-cell>
          <table:table-cell table:style-name="ce16" table:formula="of:=[.K4]^2" office:value-type="float" office:value="0.000244124070651194" calcext:value-type="float">
            <text:p>0,00024</text:p>
          </table:table-cell>
          <table:table-cell table:number-columns-repeated="1012"/>
        </table:table-row>
        <table:table-row table:style-name="ro1">
          <table:table-cell table:style-name="ce6" office:value-type="float" office:value="0.61" calcext:value-type="float">
            <text:p>0,61</text:p>
          </table:table-cell>
          <table:table-cell table:style-name="ce12" office:value-type="float" office:value="3.044" calcext:value-type="float">
            <text:p>3,0440</text:p>
          </table:table-cell>
          <table:table-cell table:style-name="ce16" table:formula="of:=[.B5]*[.A5]" office:value-type="float" office:value="1.85684" calcext:value-type="float">
            <text:p>1,85684</text:p>
          </table:table-cell>
          <table:table-cell table:style-name="ce16" table:formula="of:=[.B5]/[.A5]" office:value-type="float" office:value="4.99016393442623" calcext:value-type="float">
            <text:p>4,99016</text:p>
          </table:table-cell>
          <table:table-cell table:number-columns-repeated="6"/>
          <table:table-cell office:value-type="string" calcext:value-type="string">
            <text:p>&lt;γ&gt;</text:p>
          </table:table-cell>
          <table:table-cell office:value-type="string" calcext:value-type="string">
            <text:p>∑(γ-&lt;γ&gt;)^2</text:p>
          </table:table-cell>
          <table:table-cell table:number-columns-repeated="1012"/>
        </table:table-row>
        <table:table-row table:style-name="ro1">
          <table:table-cell table:style-name="ce6" office:value-type="float" office:value="0.71" calcext:value-type="float">
            <text:p>0,71</text:p>
          </table:table-cell>
          <table:table-cell table:style-name="ce12" office:value-type="float" office:value="3.589" calcext:value-type="float">
            <text:p>3,5890</text:p>
          </table:table-cell>
          <table:table-cell table:style-name="ce16" table:formula="of:=[.B6]*[.A6]" office:value-type="float" office:value="2.54819" calcext:value-type="float">
            <text:p>2,54819</text:p>
          </table:table-cell>
          <table:table-cell table:style-name="ce16" table:formula="of:=[.B6]/[.A6]" office:value-type="float" office:value="5.05492957746479" calcext:value-type="float">
            <text:p>5,05493</text:p>
          </table:table-cell>
          <table:table-cell table:number-columns-repeated="6"/>
          <table:table-cell table:style-name="ce4" table:formula="of:=SUM([.J2:.J4])/COUNT([.J2:.J4])" office:value-type="float" office:value="0.101225608360686" calcext:value-type="float">
            <text:p>0,10123</text:p>
          </table:table-cell>
          <table:table-cell table:style-name="ce4" table:formula="of:=SUM([.L2:.L4])" office:value-type="float" office:value="0.000378981613480333" calcext:value-type="float">
            <text:p>0,00038</text:p>
          </table:table-cell>
          <table:table-cell table:number-columns-repeated="1012"/>
        </table:table-row>
        <table:table-row table:style-name="ro1">
          <table:table-cell table:style-name="ce6" table:formula="of:=[.A6]+0.1" office:value-type="float" office:value="0.81" calcext:value-type="float">
            <text:p>0,81</text:p>
          </table:table-cell>
          <table:table-cell table:style-name="ce12" office:value-type="float" office:value="4.128" calcext:value-type="float">
            <text:p>4,1280</text:p>
          </table:table-cell>
          <table:table-cell table:style-name="ce16" table:formula="of:=[.B7]*[.A7]" office:value-type="float" office:value="3.34368" calcext:value-type="float">
            <text:p>3,34368</text:p>
          </table:table-cell>
          <table:table-cell table:style-name="ce16" table:formula="of:=[.B7]/[.A7]" office:value-type="float" office:value="5.0962962962963" calcext:value-type="float">
            <text:p>5,09630</text:p>
          </table:table-cell>
          <table:table-cell table:number-columns-repeated="1020"/>
        </table:table-row>
        <table:table-row table:style-name="ro1">
          <table:table-cell table:style-name="ce6" table:formula="of:=[.A7]+0.1" office:value-type="float" office:value="0.91" calcext:value-type="float">
            <text:p>0,91</text:p>
          </table:table-cell>
          <table:table-cell table:style-name="ce12" office:value-type="float" office:value="4.672" calcext:value-type="float">
            <text:p>4,6720</text:p>
          </table:table-cell>
          <table:table-cell table:style-name="ce16" table:formula="of:=[.B8]*[.A8]" office:value-type="float" office:value="4.25152" calcext:value-type="float">
            <text:p>4,25152</text:p>
          </table:table-cell>
          <table:table-cell table:style-name="ce16" table:formula="of:=[.B8]/[.A8]" office:value-type="float" office:value="5.13406593406593" calcext:value-type="float">
            <text:p>5,13407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" table:formula="of:=[.A8]+0.1" office:value-type="float" office:value="1.01" calcext:value-type="float">
            <text:p>1,01</text:p>
          </table:table-cell>
          <table:table-cell table:style-name="ce12" office:value-type="float" office:value="5.161" calcext:value-type="float">
            <text:p>5,1610</text:p>
          </table:table-cell>
          <table:table-cell table:style-name="ce16" table:formula="of:=[.B9]*[.A9]" office:value-type="float" office:value="5.21261" calcext:value-type="float">
            <text:p>5,21261</text:p>
          </table:table-cell>
          <table:table-cell table:style-name="ce16" table:formula="of:=[.B9]/[.A9]" office:value-type="float" office:value="5.10990099009901" calcext:value-type="float">
            <text:p>5,10990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" table:formula="of:=[.A9]+0.11" office:value-type="float" office:value="1.12" calcext:value-type="float">
            <text:p>1,12</text:p>
          </table:table-cell>
          <table:table-cell table:style-name="ce12" office:value-type="float" office:value="5.546" calcext:value-type="float">
            <text:p>5,5460</text:p>
          </table:table-cell>
          <table:table-cell table:style-name="ce16" table:formula="of:=[.B10]*[.A10]" office:value-type="float" office:value="6.21152" calcext:value-type="float">
            <text:p>6,21152</text:p>
          </table:table-cell>
          <table:table-cell table:style-name="ce16" table:formula="of:=[.B10]/[.A10]" office:value-type="float" office:value="4.95178571428571" calcext:value-type="float">
            <text:p>4,95179</text:p>
          </table:table-cell>
          <table:table-cell table:number-columns-repeated="1020"/>
        </table:table-row>
        <table:table-row table:style-name="ro1">
          <table:table-cell table:style-name="ce6" table:formula="of:=[.A10]+0.1" office:value-type="float" office:value="1.22" calcext:value-type="float">
            <text:p>1,22</text:p>
          </table:table-cell>
          <table:table-cell table:style-name="ce12" office:value-type="float" office:value="6.033" calcext:value-type="float">
            <text:p>6,0330</text:p>
          </table:table-cell>
          <table:table-cell table:style-name="ce16" table:formula="of:=[.B11]*[.A11]" office:value-type="float" office:value="7.36026" calcext:value-type="float">
            <text:p>7,36026</text:p>
          </table:table-cell>
          <table:table-cell table:style-name="ce16" table:formula="of:=[.B11]/[.A11]" office:value-type="float" office:value="4.94508196721311" calcext:value-type="float">
            <text:p>4,94508</text:p>
          </table:table-cell>
          <table:table-cell table:number-columns-repeated="3"/>
          <table:table-cell table:formula="of:=MAX([.C2:.C8])-MIN([.C2:.C8])" office:value-type="float" office:value="3.786892" calcext:value-type="float">
            <text:p>3,786892</text:p>
          </table:table-cell>
          <table:table-cell table:formula="of:=MAX([.D2:.D8])-MIN([.D2:.D8])" office:value-type="float" office:value="0.29922722438851" calcext:value-type="float">
            <text:p>0,29922722438851</text:p>
          </table:table-cell>
          <table:table-cell table:number-columns-repeated="1015"/>
        </table:table-row>
        <table:table-row table:style-name="ro1">
          <table:table-cell table:style-name="ce6" table:formula="of:=[.A11]+0.1" office:value-type="float" office:value="1.32" calcext:value-type="float">
            <text:p>1,32</text:p>
          </table:table-cell>
          <table:table-cell table:style-name="ce12" office:value-type="float" office:value="6.762" calcext:value-type="float">
            <text:p>6,7620</text:p>
          </table:table-cell>
          <table:table-cell table:style-name="ce16" table:formula="of:=[.B12]*[.A12]" office:value-type="float" office:value="8.92584" calcext:value-type="float">
            <text:p>8,92584</text:p>
          </table:table-cell>
          <table:table-cell table:style-name="ce16" table:formula="of:=[.B12]/[.A12]" office:value-type="float" office:value="5.12272727272727" calcext:value-type="float">
            <text:p>5,12273</text:p>
          </table:table-cell>
          <table:table-cell table:number-columns-repeated="4"/>
          <table:table-cell table:formula="of:=[.I11]/15" office:value-type="float" office:value="0.0199484816259006" calcext:value-type="float">
            <text:p>0,0199484816259006</text:p>
          </table:table-cell>
          <table:table-cell table:number-columns-repeated="1015"/>
        </table:table-row>
        <table:table-row table:style-name="ro1">
          <table:table-cell table:style-name="ce6" table:formula="of:=[.A12]+0.1" office:value-type="float" office:value="1.42" calcext:value-type="float">
            <text:p>1,42</text:p>
          </table:table-cell>
          <table:table-cell table:style-name="ce12" office:value-type="float" office:value="7.341" calcext:value-type="float">
            <text:p>7,3410</text:p>
          </table:table-cell>
          <table:table-cell table:style-name="ce16" table:formula="of:=[.B13]*[.A13]" office:value-type="float" office:value="10.42422" calcext:value-type="float">
            <text:p>10,42422</text:p>
          </table:table-cell>
          <table:table-cell table:style-name="ce16" table:formula="of:=[.B13]/[.A13]" office:value-type="float" office:value="5.16971830985915" calcext:value-type="float">
            <text:p>5,16972</text:p>
          </table:table-cell>
          <table:table-cell table:number-columns-repeated="3"/>
          <table:table-cell table:formula="of:=[.H11]/17" office:value-type="float" office:value="0.222758352941176" calcext:value-type="float">
            <text:p>0,2227583529411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MIN([.C2:.C7])" office:value-type="float" office:value="0.464628" calcext:value-type="float">
            <text:p>0,464628</text:p>
          </table:table-cell>
          <table:table-cell table:formula="of:=MIN([.D2:.D7])" office:value-type="float" office:value="4.83483870967742" calcext:value-type="float">
            <text:p>4,8348387096774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4.8" office:value-type="float" office:value="4.8" calcext:value-type="float">
            <text:p>4,8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R*</text:p>
          </table:table-cell>
          <table:table-cell table:style-name="ce13" office:value-type="float" office:value="4.7" calcext:value-type="float">
            <text:p>4,7</text:p>
          </table:table-cell>
          <table:table-cell/>
          <table:table-cell table:style-name="ce8" office:value-type="string" calcext:value-type="string">
            <text:p>∆r1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2"/>
          <table:table-cell table:formula="of:=[.H17]+0.2" office:value-type="float" office:value="0.2" calcext:value-type="float">
            <text:p>0,2</text:p>
          </table:table-cell>
          <table:table-cell table:formula="of:=[.I17]+0.02" office:value-type="float" office:value="4.82" calcext:value-type="float">
            <text:p>4,8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1" office:value-type="float" office:value="0.00011" calcext:value-type="float">
            <text:p>0,00011</text:p>
          </table:table-cell>
          <table:table-cell/>
          <table:table-cell table:style-name="ce9" office:value-type="string" calcext:value-type="string">
            <text:p>∆r2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2"/>
          <table:table-cell table:formula="of:=[.H18]+0.2" office:value-type="float" office:value="0.4" calcext:value-type="float">
            <text:p>0,4</text:p>
          </table:table-cell>
          <table:table-cell table:formula="of:=[.I18]+0.02" office:value-type="float" office:value="4.84" calcext:value-type="float">
            <text:p>4,8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1" office:value-type="float" office:value="0.2" calcext:value-type="float">
            <text:p>0,2</text:p>
          </table:table-cell>
          <table:table-cell/>
          <table:table-cell table:style-name="ce9" office:value-type="string" calcext:value-type="string">
            <text:p>∆h</text:p>
          </table:table-cell>
          <table:table-cell table:style-name="ce11" office:value-type="float" office:value="0.001" calcext:value-type="float">
            <text:p>0,001</text:p>
          </table:table-cell>
          <table:table-cell table:number-columns-repeated="2"/>
          <table:table-cell table:formula="of:=[.H19]+0.2" office:value-type="float" office:value="0.6" calcext:value-type="float">
            <text:p>0,6</text:p>
          </table:table-cell>
          <table:table-cell table:formula="of:=[.I19]+0.02" office:value-type="float" office:value="4.86" calcext:value-type="float">
            <text:p>4,8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1" office:value-type="float" office:value="0.12" calcext:value-type="float">
            <text:p>0,12</text:p>
          </table:table-cell>
          <table:table-cell/>
          <table:table-cell table:style-name="ce10" office:value-type="string" calcext:value-type="string">
            <text:p>∆α</text:p>
          </table:table-cell>
          <table:table-cell table:style-name="ce14" office:value-type="float" office:value="0.00001" calcext:value-type="float">
            <text:p>0,00001</text:p>
          </table:table-cell>
          <table:table-cell table:number-columns-repeated="2"/>
          <table:table-cell table:formula="of:=[.H20]+0.2" office:value-type="float" office:value="0.8" calcext:value-type="float">
            <text:p>0,8</text:p>
          </table:table-cell>
          <table:table-cell table:formula="of:=[.I20]+0.02" office:value-type="float" office:value="4.88" calcext:value-type="float">
            <text:p>4,88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r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/>
          <table:table-cell table:formula="of:=[.H21]+0.2" office:value-type="float" office:value="1" calcext:value-type="float">
            <text:p>1</text:p>
          </table:table-cell>
          <table:table-cell table:formula="of:=[.I21]+0.02" office:value-type="float" office:value="4.9" calcext:value-type="float">
            <text:p>4,9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[.H22]+0.2" office:value-type="float" office:value="1.2" calcext:value-type="float">
            <text:p>1,2</text:p>
          </table:table-cell>
          <table:table-cell table:formula="of:=[.I22]+0.02" office:value-type="float" office:value="4.92" calcext:value-type="float">
            <text:p>4,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H23]+0.2" office:value-type="float" office:value="1.4" calcext:value-type="float">
            <text:p>1,4</text:p>
          </table:table-cell>
          <table:table-cell table:formula="of:=[.I23]+0.02" office:value-type="float" office:value="4.94" calcext:value-type="float">
            <text:p>4,94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&lt;γ&gt;=</text:p>
          </table:table-cell>
          <table:table-cell table:style-name="ce15" table:formula="of:=[.K6]" office:value-type="float" office:value="0.101225608360686" calcext:value-type="float">
            <text:p>0,10123</text:p>
          </table:table-cell>
          <table:table-cell table:number-columns-repeated="5"/>
          <table:table-cell table:formula="of:=[.H24]+0.2" office:value-type="float" office:value="1.6" calcext:value-type="float">
            <text:p>1,6</text:p>
          </table:table-cell>
          <table:table-cell table:formula="of:=[.I24]+0.02" office:value-type="float" office:value="4.96" calcext:value-type="float">
            <text:p>4,96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δγ=</text:p>
          </table:table-cell>
          <table:table-cell table:style-name="ce15" table:formula="of:=SQRT([.L6]/([.B24] * ([.B24]-1)))" office:value-type="float" office:value="0.00794755322389993" calcext:value-type="float">
            <text:p>0,00795</text:p>
          </table:table-cell>
          <table:table-cell table:number-columns-repeated="5"/>
          <table:table-cell table:formula="of:=[.H25]+0.2" office:value-type="float" office:value="1.8" calcext:value-type="float">
            <text:p>1,8</text:p>
          </table:table-cell>
          <table:table-cell table:formula="of:=[.I25]+0.02" office:value-type="float" office:value="4.98" calcext:value-type="float">
            <text:p>4,9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δR*=</text:p>
          </table:table-cell>
          <table:table-cell table:style-name="ce15" table:formula="of:=0.1/[.B18]" office:value-type="float" office:value="0.0212765957446808" calcext:value-type="float">
            <text:p>0,02128</text:p>
          </table:table-cell>
          <table:table-cell table:number-columns-repeated="5"/>
          <table:table-cell table:formula="of:=[.H26]+0.2" office:value-type="float" office:value="2" calcext:value-type="float">
            <text:p>2</text:p>
          </table:table-cell>
          <table:table-cell table:formula="of:=[.I26]+0.0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δh=</text:p>
          </table:table-cell>
          <table:table-cell table:style-name="ce15" table:formula="of:=[.E20]/[.B20]" office:value-type="float" office:value="0.005" calcext:value-type="float">
            <text:p>0,00500</text:p>
          </table:table-cell>
          <table:table-cell table:number-columns-repeated="5"/>
          <table:table-cell table:formula="of:=[.H27]+0.2" office:value-type="float" office:value="2.2" calcext:value-type="float">
            <text:p>2,2</text:p>
          </table:table-cell>
          <table:table-cell table:formula="of:=[.I27]+0.02" office:value-type="float" office:value="5.02" calcext:value-type="float">
            <text:p>5,02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δα=</text:p>
          </table:table-cell>
          <table:table-cell table:style-name="ce15" table:formula="of:=[.E21]/[.B19]" office:value-type="float" office:value="0.0909090909090909" calcext:value-type="float">
            <text:p>0,09091</text:p>
          </table:table-cell>
          <table:table-cell table:number-columns-repeated="5"/>
          <table:table-cell table:formula="of:=[.H28]+0.2" office:value-type="float" office:value="2.4" calcext:value-type="float">
            <text:p>2,4</text:p>
          </table:table-cell>
          <table:table-cell table:formula="of:=[.I28]+0.02" office:value-type="float" office:value="5.04" calcext:value-type="float">
            <text:p>5,04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δln(r2/r1)=</text:p>
          </table:table-cell>
          <table:table-cell table:style-name="ce15" table:formula="of:=[.E18]/[.B21]" office:value-type="float" office:value="0.0833333333333333" calcext:value-type="float">
            <text:p>0,08333</text:p>
          </table:table-cell>
          <table:table-cell table:number-columns-repeated="5"/>
          <table:table-cell table:formula="of:=[.H29]+0.2" office:value-type="float" office:value="2.6" calcext:value-type="float">
            <text:p>2,6</text:p>
          </table:table-cell>
          <table:table-cell table:formula="of:=[.I29]+0.02" office:value-type="float" office:value="5.05999999999999" calcext:value-type="float">
            <text:p>5,05999999999999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5"/>
          <table:table-cell table:number-columns-repeated="5"/>
          <table:table-cell table:formula="of:=[.H30]+0.2" office:value-type="float" office:value="2.8" calcext:value-type="float">
            <text:p>2,8</text:p>
          </table:table-cell>
          <table:table-cell table:formula="of:=[.I30]+0.02" office:value-type="float" office:value="5.07999999999999" calcext:value-type="float">
            <text:p>5,07999999999999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K=</text:p>
          </table:table-cell>
          <table:table-cell table:style-name="ce15" table:formula="of:=[.B18]*[.B19]*LN([.B22]/[.B21])/(2*3.14*[.B20]*[.K6])" office:value-type="float" office:value="0.015166472339847" calcext:value-type="float">
            <text:p>0,01517</text:p>
          </table:table-cell>
          <table:table-cell table:formula="of:=[.B32]*100" office:value-type="float" office:value="1.5166472339847" calcext:value-type="float">
            <text:p>1,5166472339847</text:p>
          </table:table-cell>
          <table:table-cell table:number-columns-repeated="4"/>
          <table:table-cell table:formula="of:=[.H31]+0.2" office:value-type="float" office:value="3" calcext:value-type="float">
            <text:p>3</text:p>
          </table:table-cell>
          <table:table-cell table:formula="of:=[.I31]+0.02" office:value-type="float" office:value="5.09999999999999" calcext:value-type="float">
            <text:p>5,09999999999999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δK=</text:p>
          </table:table-cell>
          <table:table-cell table:style-name="ce15" table:formula="of:=POWER([.B27]^2+[.B28]^2+[.B26]^2+[.B30]^2+[.B29]^2;0.5)" office:value-type="float" office:value="0.125498065256366" calcext:value-type="float">
            <text:p>0,12550</text:p>
          </table:table-cell>
          <table:table-cell table:number-columns-repeated="5"/>
          <table:table-cell table:formula="of:=[.H32]+0.2" office:value-type="float" office:value="3.2" calcext:value-type="float">
            <text:p>3,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∆K=</text:p>
          </table:table-cell>
          <table:table-cell table:style-name="ce15" table:formula="of:=[.B33]*[.B32]" office:value-type="float" office:value="0.00190336293541499" calcext:value-type="float">
            <text:p>0,00190</text:p>
          </table:table-cell>
          <table:table-cell table:number-columns-repeated="5"/>
          <table:table-cell table:formula="of:=[.H33]+0.2" office:value-type="float" office:value="3.4" calcext:value-type="float">
            <text:p>3,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H34]+0.2" office:value-type="float" office:value="3.6" calcext:value-type="float">
            <text:p>3,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(((4.83*50*(10^-4)))/(2 * 3.14 * 270 * (10 ^ -3) * 0.1012)) *3.688879454113" office:value-type="float" office:value="0.519167715748066" calcext:value-type="float">
            <text:p>0,519167715748066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3:48:17.984896626</meta:creation-date>
    <dc:date>2023-12-06T11:07:07.188577988</dc:date>
    <meta:editing-duration>PT3H37M3S</meta:editing-duration>
    <meta:editing-cycles>6</meta:editing-cycles>
    <meta:generator>LibreOffice/7.3.7.2$Linux_X86_64 LibreOffice_project/30$Build-2</meta:generator>
    <meta:document-statistic meta:table-count="1" meta:cell-count="165" meta:object-count="3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22cm" svg:y="0.316cm" chart:style-name="ch2">
          <text:p>Линейный участок графика зависимости P от R</text:p>
        </chart:title>
        <chart:legend chart:legend-position="end" svg:x="14.418cm" svg:y="4.201cm" style:legend-expansion="high" chart:style-name="ch3"/>
        <chart:plot-area chart:style-name="ch4" table:cell-range-address="Sheet1.C2:Sheet1.D7 Sheet1.D1:Sheet1.D1" chart:data-source-has-labels="row" svg:x="1.331cm" svg:y="1.275cm" svg:width="12.767cm" svg:height="6.564cm">
          <chart:coordinate-region svg:x="2.799cm" svg:y="1.475cm" svg:width="10.689cm" svg:height="5.718cm"/>
          <chart:axis chart:dimension="x" chart:name="primary-x" chart:style-name="ch5">
            <chart:title svg:x="7.551cm" svg:y="8.019cm" chart:style-name="ch6">
              <text:p>P</text:p>
            </chart:title>
          </chart:axis>
          <chart:axis chart:dimension="y" chart:name="primary-y" chart:style-name="ch7">
            <chart:title svg:x="0.451cm" svg:y="4.733cm" chart:style-name="ch8">
              <text:p>R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scatter">
            <chart:domain table:cell-range-address="Sheet1.C2:Sheet1.C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628">
                <text:p>0.464628</text:p>
                <draw:g>
                  <svg:desc>Sheet1.C2:Sheet1.C7</svg:desc>
                </draw:g>
              </table:table-cell>
              <table:table-cell office:value-type="float" office:value="4.83483870967742">
                <text:p>4.83483870967742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877">
                <text:p>0.81877</text:p>
              </table:table-cell>
              <table:table-cell office:value-type="float" office:value="4.87073170731707">
                <text:p>4.87073170731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959">
                <text:p>1.27959</text:p>
              </table:table-cell>
              <table:table-cell office:value-type="float" office:value="4.91960784313725">
                <text:p>4.9196078431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684">
                <text:p>1.85684</text:p>
              </table:table-cell>
              <table:table-cell office:value-type="float" office:value="4.99016393442623">
                <text:p>4.99016393442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4819">
                <text:p>2.54819</text:p>
              </table:table-cell>
              <table:table-cell office:value-type="float" office:value="5.05492957746479">
                <text:p>5.05492957746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4368">
                <text:p>3.34368</text:p>
              </table:table-cell>
              <table:table-cell office:value-type="float" office:value="5.0962962962963">
                <text:p>5.09629629629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46cm" svg:y="0.316cm" chart:style-name="ch2">
          <text:p>График зависимости P от R</text:p>
        </chart:title>
        <chart:legend chart:legend-position="end" svg:x="14.418cm" svg:y="4.201cm" style:legend-expansion="high" chart:style-name="ch3"/>
        <chart:plot-area chart:style-name="ch4" table:cell-range-address="Sheet1.C2:Sheet1.D13 Sheet1.D1:Sheet1.D1" chart:data-source-has-labels="row" svg:x="1.331cm" svg:y="1.275cm" svg:width="12.767cm" svg:height="6.564cm">
          <chart:coordinate-region svg:x="2.799cm" svg:y="1.475cm" svg:width="10.596cm" svg:height="5.717cm"/>
          <chart:axis chart:dimension="x" chart:name="primary-x" chart:style-name="ch5">
            <chart:title svg:x="7.551cm" svg:y="8.019cm" chart:style-name="ch6">
              <text:p>P</text:p>
            </chart:title>
          </chart:axis>
          <chart:axis chart:dimension="y" chart:name="primary-y" chart:style-name="ch7">
            <chart:title svg:x="0.451cm" svg:y="4.733cm" chart:style-name="ch8">
              <text:p>R</text:p>
            </chart:title>
            <chart:grid chart:style-name="ch9" chart:class="major"/>
          </chart:axis>
          <chart:series chart:style-name="ch10" chart:values-cell-range-address="Sheet1.D2:Sheet1.D13" chart:label-cell-address="Sheet1.D1:Sheet1.D1" chart:class="chart:scatter">
            <chart:domain table:cell-range-address="Sheet1.C2:Sheet1.C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628">
                <text:p>0.464628</text:p>
                <draw:g>
                  <svg:desc>Sheet1.C2:Sheet1.C13</svg:desc>
                </draw:g>
              </table:table-cell>
              <table:table-cell office:value-type="float" office:value="4.83483870967742">
                <text:p>4.83483870967742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877">
                <text:p>0.81877</text:p>
              </table:table-cell>
              <table:table-cell office:value-type="float" office:value="4.87073170731707">
                <text:p>4.87073170731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959">
                <text:p>1.27959</text:p>
              </table:table-cell>
              <table:table-cell office:value-type="float" office:value="4.91960784313725">
                <text:p>4.9196078431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684">
                <text:p>1.85684</text:p>
              </table:table-cell>
              <table:table-cell office:value-type="float" office:value="4.99016393442623">
                <text:p>4.99016393442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4819">
                <text:p>2.54819</text:p>
              </table:table-cell>
              <table:table-cell office:value-type="float" office:value="5.05492957746479">
                <text:p>5.05492957746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4368">
                <text:p>3.34368</text:p>
              </table:table-cell>
              <table:table-cell office:value-type="float" office:value="5.0962962962963">
                <text:p>5.096296296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5152">
                <text:p>4.25152</text:p>
              </table:table-cell>
              <table:table-cell office:value-type="float" office:value="5.13406593406593">
                <text:p>5.13406593406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1261">
                <text:p>5.21261</text:p>
              </table:table-cell>
              <table:table-cell office:value-type="float" office:value="5.10990099009901">
                <text:p>5.1099009900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1152">
                <text:p>6.21152</text:p>
              </table:table-cell>
              <table:table-cell office:value-type="float" office:value="4.95178571428571">
                <text:p>4.95178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6026">
                <text:p>7.36026</text:p>
              </table:table-cell>
              <table:table-cell office:value-type="float" office:value="4.94508196721311">
                <text:p>4.94508196721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2584">
                <text:p>8.92584</text:p>
              </table:table-cell>
              <table:table-cell office:value-type="float" office:value="5.12272727272727">
                <text:p>5.122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2422">
                <text:p>10.42422</text:p>
              </table:table-cell>
              <table:table-cell office:value-type="float" office:value="5.16971830985915">
                <text:p>5.16971830985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